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3c6e5"/>
    </style:style>
    <style:style style:name="T1" style:family="text">
      <style:text-properties officeooo:rsid="0022208b"/>
    </style:style>
    <style:style style:name="T2" style:family="text">
      <style:text-properties officeooo:rsid="0023c6e5"/>
    </style:style>
    <style:style style:name="T3" style:family="text">
      <style:text-properties officeooo:rsid="00266c97"/>
    </style:style>
    <style:style style:name="T4" style:family="text">
      <style:text-properties officeooo:rsid="00266f34"/>
    </style:style>
    <style:style style:name="T5" style:family="text">
      <style:text-properties officeooo:rsid="002843b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ur study, we will use machine learning algorithms to classify the patients with Alzheimer disease and similar symptoms. The data set we are going to use is the ADNI (Alzheimer's Disease Neuroimaging Initiative). <text:span text:style-name="T2">Before any ML algorithm, we will preprocess the data of ADNI. This step will make a new data set (we call it Numeric Data or ND) to be used in parallel with the ANN methods done on MRI and PET images. This data set which will be the result of MRI image processing will include the quantitative measures of volume of the different parts of brain</text:span> .</text:p>
      <text:p text:style-name="P1">Several machine learning procedures that can be used to solve classification problems exist. The methods that we will use in this study will include L<text:span text:style-name="T3">inear </text:span>R<text:span text:style-name="T3">egression</text:span>, Naive Bayes (NB), Support Vector Machin<text:span text:style-name="T3">e</text:span> with linear (SVM-Linear), radial basis function (SVM-RBF), and polynomial (SVM-Poly) kernels with Platt scaling, k-Nearest Neighbors algorithm (kNN) , Multi-Layer Perceptrons with either one or two hidden layers and trained with either a full- batch gradient descent or Adam algorithms (MLP1-Batch, MLP2-Batch, MLP1-Adam, MLP2-Adam), and Gradient Tree Boosting of Decision Trees (GTB) , other kinds of Artificial Neural Networks like Convolutional Neural Networks <text:span text:style-name="T4">and</text:span> Recurrent Neural Networks. The different algorithms will be used for different data sets. For example, to use MRI images as training data we will use Convolution Neural Networks, for parametric data <text:span text:style-name="T4">and ND</text:span> (like the PH of blood, age, blood pressure, etc.) the support vector classifier, decision tree, stochastic gradient descent <text:span text:style-name="T4">and for the data of bio markers which are in time series format, Recurrent Neural Networks </text:span>will be used. <text:span text:style-name="T1">The results of the classifiers will be fed into ensemble learning methods to gain better results. </text:span>Since we have many features we also will use some Regularized Linear Models like ridge regression, Lasso regression, and Elastic Net to avoid over learning. Some feature reduction methods like t-SNE, PCA, MDS etc. will be used before feeding the data to neural networks. We may have some analysis on the output of feature reduction methods to convert them to understandable <text:span text:style-name="T5">results</text:span> which will be used to extract the most important biomarkers contributing to Alzheimer's. The last but not least, a statistical analysis will be done on the predictions of the machine, to suggest the best treatment <text:span text:style-name="T5">options</text:span>. As anyone can notice, these training methods will be very computationally costly. We will have two plans to solve these problems. The first one is using the Linux clusters of CERN (lxplus.cern.ch) <text:span text:style-name="T2">to gain big memory nodes and higher number of CPU cores.</text:span> The second way is using Field Programmable Gate Arrays (FPGA) to perform parallel computation with high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21:07:13.943386704</meta:creation-date>
    <meta:editing-duration>PT33M21S</meta:editing-duration>
    <meta:editing-cycles>9</meta:editing-cycles>
    <meta:generator>LibreOffice/6.0.7.3$Linux_X86_64 LibreOffice_project/00m0$Build-3</meta:generator>
    <dc:date>2019-09-06T12:00:17.052340921</dc:date>
    <meta:document-statistic meta:table-count="0" meta:image-count="0" meta:object-count="0" meta:page-count="1" meta:paragraph-count="2" meta:word-count="441" meta:character-count="2741" meta:non-whitespace-character-count="2302"/>
  </office:meta>
</office:document-meta>
</file>